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Roboto" svg:font-family="Roboto, apple-system, BlinkMacSystemFont, 'Segoe UI', 'Helvetica Neue', Arial, sans-serif"/>
    <style:font-face style:name="SFCompactDisplay-Medium" svg:font-family="SFCompactDisplay-Medium, sans-serif"/>
    <style:font-face style:name="SFCompactDisplay-SemiBold" svg:font-family="SFCompactDisplay-SemiBold, sans-serif"/>
    <style:font-face style:name="apple-system" svg:font-family="apple-system, BlinkMacSystemFont, 'Segoe UI', Roboto, Oxygen, Ubuntu, Cantarell, 'Open Sans', 'Helvetica Neue', sans-serif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aira SemiCondensed Medium" svg:font-family="'Saira SemiCondensed Mediu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fo:language="es" fo:country="ES" fo:font-weight="bold" officeooo:paragraph-rsid="000d52d5" style:font-weight-asian="bold" style:font-weight-complex="bold"/>
    </style:style>
    <style:style style:name="P2" style:family="paragraph" style:parent-style-name="List_20_Paragraph" style:list-style-name="WWNum1">
      <style:text-properties fo:language="es" fo:country="ES" fo:font-weight="bold" officeooo:paragraph-rsid="000d52d5" fo:background-color="transparent" style:font-weight-asian="bold" style:font-weight-complex="bold"/>
    </style:style>
    <style:style style:name="P3" style:family="paragraph" style:parent-style-name="List_20_Paragraph">
      <style:paragraph-properties fo:margin-left="2.498cm" fo:margin-right="0cm" fo:text-indent="0cm" style:auto-text-indent="false"/>
      <style:text-properties fo:language="es" fo:country="ES" officeooo:paragraph-rsid="000d52d5"/>
    </style:style>
    <style:style style:name="P4" style:family="paragraph" style:parent-style-name="List_20_Paragraph">
      <style:paragraph-properties fo:margin-left="2.498cm" fo:margin-right="0cm" fo:line-height="115%" fo:text-align="start" style:justify-single-word="false" fo:text-indent="0cm" style:auto-text-indent="false"/>
      <style:text-properties fo:language="es" fo:country="ES" officeooo:paragraph-rsid="000d52d5" fo:background-color="transparent"/>
    </style:style>
    <style:style style:name="P5" style:family="paragraph" style:parent-style-name="Standard">
      <style:paragraph-properties fo:line-height="115%"/>
      <style:text-properties officeooo:paragraph-rsid="000625fb" fo:background-color="#ffff00"/>
    </style:style>
    <style:style style:name="P6" style:family="paragraph" style:parent-style-name="Standard">
      <style:paragraph-properties fo:line-height="115%"/>
      <style:text-properties fo:language="es" fo:country="ES" officeooo:rsid="00005bf4" officeooo:paragraph-rsid="00005bf4" fo:background-color="#ffff00"/>
    </style:style>
    <style:style style:name="P7" style:family="paragraph" style:parent-style-name="Standard">
      <style:paragraph-properties fo:line-height="115%"/>
      <style:text-properties fo:language="es" fo:country="ES" officeooo:rsid="00005bf4" officeooo:paragraph-rsid="00005bf4" fo:background-color="transparent"/>
    </style:style>
    <style:style style:name="P8" style:family="paragraph" style:parent-style-name="Standard">
      <style:text-properties fo:language="es" fo:country="ES" officeooo:paragraph-rsid="000625fb" fo:background-color="transparent"/>
    </style:style>
    <style:style style:name="P9" style:family="paragraph" style:parent-style-name="Standard">
      <style:paragraph-properties fo:line-height="115%"/>
      <style:text-properties fo:language="es" fo:country="ES" officeooo:rsid="00069135" officeooo:paragraph-rsid="00069135" fo:background-color="transparent"/>
    </style:style>
    <style:style style:name="P10" style:family="paragraph" style:parent-style-name="Standard">
      <style:paragraph-properties fo:line-height="115%"/>
      <style:text-properties fo:language="es" fo:country="ES" fo:font-weight="bold" officeooo:rsid="00005bf4" officeooo:paragraph-rsid="00005bf4" fo:background-color="transparent" style:font-weight-asian="bold" style:font-weight-complex="bold"/>
    </style:style>
    <style:style style:name="P11" style:family="paragraph" style:parent-style-name="Standard">
      <style:paragraph-properties fo:line-height="115%"/>
      <style:text-properties fo:language="es" fo:country="ES" fo:font-weight="normal" officeooo:paragraph-rsid="00027029" style:font-weight-asian="normal" style:font-weight-complex="normal"/>
    </style:style>
    <style:style style:name="P12" style:family="paragraph" style:parent-style-name="Standard">
      <style:text-properties fo:language="es" fo:country="ES" officeooo:paragraph-rsid="000d52d5"/>
    </style:style>
    <style:style style:name="P13" style:family="paragraph" style:parent-style-name="Standard">
      <style:paragraph-properties fo:line-height="115%"/>
      <style:text-properties officeooo:paragraph-rsid="00005bf4"/>
    </style:style>
    <style:style style:name="P14" style:family="paragraph" style:parent-style-name="Standard">
      <style:paragraph-properties fo:line-height="115%"/>
      <style:text-properties officeooo:paragraph-rsid="00027029"/>
    </style:style>
    <style:style style:name="P15" style:family="paragraph" style:parent-style-name="Standard">
      <style:paragraph-properties fo:line-height="115%"/>
      <style:text-properties officeooo:paragraph-rsid="0005af6b"/>
    </style:style>
    <style:style style:name="P16" style:family="paragraph" style:parent-style-name="Standard">
      <style:paragraph-properties fo:line-height="115%"/>
      <style:text-properties officeooo:paragraph-rsid="000625fb"/>
    </style:style>
    <style:style style:name="P17" style:family="paragraph" style:parent-style-name="Standard">
      <style:paragraph-properties fo:line-height="115%" fo:text-align="start" style:justify-single-word="false"/>
      <style:text-properties officeooo:paragraph-rsid="00093d75"/>
    </style:style>
    <style:style style:name="P18" style:family="paragraph" style:parent-style-name="Standard">
      <style:paragraph-properties fo:line-height="115%"/>
      <style:text-properties fo:color="#000000" style:font-name="Liberation Serif" fo:font-size="12pt" fo:language="es" fo:country="ES" officeooo:paragraph-rsid="00005bf4" style:font-size-asian="12pt" style:font-size-complex="12pt"/>
    </style:style>
    <style:style style:name="P19" style:family="paragraph" style:parent-style-name="Standard">
      <style:paragraph-properties fo:line-height="115%"/>
      <style:text-properties fo:color="#000000" style:font-name="Liberation Serif" fo:font-size="12pt" fo:language="es" fo:country="ES" fo:font-weight="bold" officeooo:rsid="0003b7b1" officeooo:paragraph-rsid="0003b7b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/>
      <style:text-properties fo:color="#000000" style:font-name="Liberation Serif" fo:font-size="12pt" fo:language="es" fo:country="ES" fo:font-weight="normal" officeooo:rsid="0003b7b1" officeooo:paragraph-rsid="0005af6b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fo:language="es" fo:country="ES" fo:font-weight="bold" style:font-weight-asian="bold" style:font-weight-complex="bold"/>
    </style:style>
    <style:style style:name="P22" style:family="paragraph" style:parent-style-name="Standard">
      <style:paragraph-properties fo:line-height="115%"/>
      <style:text-properties officeooo:paragraph-rsid="000625fb" fo:background-color="transparent"/>
    </style:style>
    <style:style style:name="P23" style:family="paragraph" style:parent-style-name="Standard">
      <style:paragraph-properties fo:line-height="115%" fo:text-align="start" style:justify-single-word="false"/>
      <style:text-properties officeooo:paragraph-rsid="000625fb" fo:background-color="transparent"/>
    </style:style>
    <style:style style:name="P24" style:family="paragraph" style:parent-style-name="Standard">
      <style:text-properties officeooo:paragraph-rsid="000d52d5"/>
    </style:style>
    <style:style style:name="P2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31269"/>
    </style:style>
    <style:style style:name="P2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officeooo:paragraph-rsid="00131269" fo:background-color="transparent"/>
    </style:style>
    <style:style style:name="P2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officeooo:rsid="001484a8" officeooo:paragraph-rsid="001484a8" fo:background-color="transparent"/>
    </style:style>
    <style:style style:name="P2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officeooo:rsid="001531a7" officeooo:paragraph-rsid="001531a7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05bf4" fo:background-color="transparent" loext:char-shading-value="0"/>
    </style:style>
    <style:style style:name="T4" style:family="text">
      <style:text-properties fo:language="es" fo:country="ES" officeooo:rsid="0005af6b"/>
    </style:style>
    <style:style style:name="T5" style:family="text">
      <style:text-properties fo:language="es" fo:country="ES" officeooo:rsid="00120ee8"/>
    </style:style>
    <style:style style:name="T6" style:family="text">
      <style:text-properties officeooo:rsid="0000fa79"/>
    </style:style>
    <style:style style:name="T7" style:family="text">
      <style:text-properties fo:color="#000000" style:font-name="Liberation Serif" fo:font-size="12pt" fo:language="es" fo:country="ES" fo:font-weight="normal" officeooo:rsid="0000fa79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language="es" fo:country="ES" fo:font-weight="normal" officeooo:rsid="00092079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fo:language="es" fo:country="ES" fo:font-weight="normal" officeooo:rsid="00005bf4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fo:language="es" fo:country="ES" fo:font-weight="normal" officeooo:rsid="0000fa79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language="es" fo:country="ES" fo:font-weight="normal" officeooo:rsid="00082c22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fo:language="es" fo:country="ES" fo:font-weight="normal" officeooo:rsid="00005bf4" fo:background-color="#ffff00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fo:language="es" fo:country="ES" fo:font-weight="normal" officeooo:rsid="00082c22" fo:background-color="#ffff00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style:font-name="Liberation Serif" fo:font-size="12pt" fo:language="es" fo:country="ES" fo:font-weight="normal" officeooo:rsid="0000fa79" fo:background-color="#ffff00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style:font-name="Liberation Serif" fo:font-size="12pt" fo:language="es" fo:country="ES" fo:font-weight="normal" officeooo:rsid="000cc94f" fo:background-color="#ffff00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style:font-name="Liberation Serif" fo:font-size="12pt" fo:language="es" fo:country="ES" fo:font-weight="normal" officeooo:rsid="00131269" fo:background-color="#ffff00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style:font-name="Liberation Serif" fo:font-size="12pt" fo:language="es" fo:country="ES" fo:font-weight="bold" officeooo:rsid="0000fa79" style:font-size-asian="12pt" style:font-weight-asian="bold" style:font-size-complex="12pt" style:font-weight-complex="bold"/>
    </style:style>
    <style:style style:name="T18" style:family="text">
      <style:text-properties fo:color="#000000" style:font-name="Liberation Serif" fo:font-size="12pt" fo:language="es" fo:country="ES" fo:font-weight="bold" officeooo:rsid="0000fa79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color="#000000" style:font-name="Liberation Serif" fo:font-size="12pt" fo:font-weight="normal" officeooo:rsid="0000fa79" style:font-size-asian="12pt" style:font-weight-asian="normal" style:font-size-complex="12pt" style:font-weight-complex="normal"/>
    </style:style>
    <style:style style:name="T20" style:family="text">
      <style:text-properties fo:color="#000000" fo:language="es" fo:country="ES" fo:font-weight="normal" style:font-weight-asian="normal" style:font-weight-complex="normal"/>
    </style:style>
    <style:style style:name="T21" style:family="text">
      <style:text-properties fo:color="#000000" fo:language="es" fo:country="ES" fo:font-weight="normal" officeooo:rsid="00027029" style:font-weight-asian="normal" style:font-weight-complex="normal"/>
    </style:style>
    <style:style style:name="T22" style:family="text">
      <style:text-properties officeooo:rsid="00005bf4"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style:font-name="Liberation Serif" fo:font-size="12pt" officeooo:rsid="00005bf4" fo:background-color="transparent" loext:char-shading-value="0" style:font-size-asian="12pt" style:font-size-complex="12pt"/>
    </style:style>
    <style:style style:name="T25" style:family="text">
      <style:text-properties style:font-name="Liberation Serif" fo:font-size="12pt" fo:language="es" fo:country="ES" fo:font-weight="normal" officeooo:rsid="0000fa79" style:font-size-asian="12pt" style:font-weight-asian="normal" style:font-size-complex="12pt" style:font-weight-complex="normal"/>
    </style:style>
    <style:style style:name="T26" style:family="text">
      <style:text-properties officeooo:rsid="00082c22"/>
    </style:style>
    <style:style style:name="T27" style:family="text">
      <style:text-properties officeooo:rsid="00109c9c"/>
    </style:style>
    <style:style style:name="T28" style:family="text">
      <style:text-properties officeooo:rsid="00113ccf"/>
    </style:style>
    <style:style style:name="T29" style:family="text">
      <style:text-properties officeooo:rsid="00117c09"/>
    </style:style>
    <style:style style:name="T30" style:family="text">
      <style:text-properties fo:font-variant="normal" fo:text-transform="none" style:font-name="apple-system" fo:font-size="14.25pt" fo:letter-spacing="normal" fo:language="es" fo:country="ES" fo:font-style="normal" fo:font-weight="normal" officeooo:rsid="0000fa79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font-name="apple-system" fo:font-size="14.25pt" fo:letter-spacing="normal" fo:language="es" fo:country="ES" fo:font-style="normal" fo:font-weight="normal" officeooo:rsid="001484a8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font-name="Liberation Serif" fo:font-size="12pt" fo:letter-spacing="normal" fo:language="es" fo:country="ES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fa79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1484a8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fa79" style:font-size-asian="12pt" style:font-size-complex="12pt"/>
    </style:style>
    <style:style style:name="T36" style:family="text">
      <style:text-properties fo:font-variant="normal" fo:text-transform="none" style:font-name="Liberation Serif" fo:font-size="12pt" fo:letter-spacing="normal" fo:language="es" fo:country="ES" fo:font-style="normal" officeooo:rsid="0000fa79" style:font-size-asian="12pt" style:font-size-complex="12pt"/>
    </style:style>
    <style:style style:name="T37" style:family="text">
      <style:text-properties fo:font-variant="normal" fo:text-transform="none" fo:color="#3a414a" style:font-name="Roboto" fo:font-size="14.25pt" fo:letter-spacing="normal" fo:language="es" fo:country="ES" fo:font-style="normal" fo:font-weight="normal" officeooo:rsid="0000fa79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font-name="SFCompactDisplay-SemiBold" fo:font-size="12pt" fo:letter-spacing="normal" fo:language="es" fo:country="ES" fo:font-style="normal" fo:font-weight="normal" officeooo:rsid="0000fa79" style:font-size-asian="12pt" style:font-size-complex="12pt"/>
    </style:style>
    <style:style style:name="T39" style:family="text">
      <style:text-properties fo:font-variant="normal" fo:text-transform="none" style:font-name="SFCompactDisplay-Medium" fo:font-size="12pt" fo:letter-spacing="normal" fo:language="es" fo:country="ES" fo:font-style="normal" fo:font-weight="normal" officeooo:rsid="0000fa79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font-size="12pt" fo:letter-spacing="normal" fo:language="es" fo:country="ES" fo:font-style="normal" fo:font-weight="normal" officeooo:rsid="0000fa79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font-size="12pt" fo:letter-spacing="normal" fo:language="es" fo:country="ES" fo:font-style="normal" fo:font-weight="normal" officeooo:rsid="001484a8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font-size="12pt" fo:letter-spacing="normal" fo:language="es" fo:country="ES" fo:font-style="normal" fo:font-weight="normal" officeooo:rsid="0000fa79" style:font-size-asian="12pt" style:font-size-complex="12pt"/>
    </style:style>
    <style:style style:name="T43" style:family="text">
      <style:text-properties fo:font-variant="normal" fo:text-transform="none" fo:font-size="12pt" fo:letter-spacing="normal" fo:language="es" fo:country="ES" fo:font-style="normal" officeooo:rsid="0000fa79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APOSITIVA 1 →<text:span text:style-name="T6"> Hablamos los tres, el ultimo en hablar sigue con la diapositiva 2 para presentar Pochadia</text:span></text:p>
      <text:p text:style-name="P6"/>
      <text:p text:style-name="P7"><text:span text:style-name="T1">PRESENTACIÓN DE LOS MIEMBROS DEL GRUPO</text:span></text:p>
      <text:p text:style-name="P9">Bienvenidos a todos y todas, somos Pedro, Pedro y Manu y vamos a presentaros nuestro proyecto de final de curso al cual hemos llamado Pochadia, esperemos que os guste y bueno, dicho esto comencemos:</text:p>
      <text:p text:style-name="P7"/>
      <text:p text:style-name="P6">DIAPOSITIVA 2, <text:span text:style-name="T26">Pochadia, tecnologías y sistema</text:span> →<text:span text:style-name="T6"> Habla X</text:span></text:p>
      <text:p text:style-name="P6"/>
      <text:p text:style-name="P10">¿Qué es Pochadia?</text:p>
      <text:p text:style-name="P7"/>
      <text:p text:style-name="P13"><text:span text:style-name="T3">Pochadia es una plataforma web y una biblioteca de videojuegos que permitirá acceder a la información de los mismos, así como jugar a los videojuegos independientemente del PC en el que se acceda a la web. Los usuarios podrán darse de alta en el portal para disfrutar de las ventajas de la página.</text:span></text:p>
      <text:p text:style-name="P13"><text:span text:style-name="T3"/></text:p>
      <text:p text:style-name="P21"><text:span text:style-name="T24">Tecnolog</text:span>ías usadas para su creación.</text:p>
      <text:p text:style-name="P21"/>
      <text:p text:style-name="P11">Para el FrontEnd se ha propuesto Angular, HTML5, CSS, Bootstrap, JavaScript, JQuery y Json.</text:p>
      <text:p text:style-name="P11">Para el BackEnd se ha propuesto Java.</text:p>
      <text:p text:style-name="P14"><text:span text:style-name="T20">Para el tratamiento de los datos se ha propuesto </text:span><text:span text:style-name="T21">Xampp con una base de datos MySQL.</text:span></text:p>
      <text:p text:style-name="P18"><text:span text:style-name="T22"/></text:p>
      <text:p text:style-name="P19"><text:span text:style-name="T22">S</text:span><text:span text:style-name="T23">istema de Pochadia para jugar.</text:span></text:p>
      <text:p text:style-name="P19"><text:span text:style-name="T23"/></text:p>
      <text:p text:style-name="P15"><text:span text:style-name="T2">El sistema </text:span><text:span text:style-name="T4">permitirá jugar a los juegos que el usuario tenga en su biblioteca, ya sean de pago o gratuitos dependiendo del plan que haya elegido.</text:span></text:p>
      <text:p text:style-name="P20"><text:span text:style-name="T23">El sistema no permitirá que más de 1 usuario esté jugando en ese momento (limitaciones de hardware).</text:span></text:p>
      <text:p text:style-name="P20"><text:span text:style-name="T23"/></text:p>
      <text:p text:style-name="P5"><text:span text:style-name="T9">DIAPOSITIVA 3, </text:span><text:span text:style-name="T11">Usuarios y juegos</text:span><text:span text:style-name="T9"> →</text:span><text:span text:style-name="T10"> Habla X</text:span></text:p>
      <text:p text:style-name="P5"><text:span text:style-name="T10"/></text:p>
      <text:p text:style-name="P8">Los usuarios podrán ser de dos tipos, <text:span text:style-name="T1">normales y premium,</text:span> los usuarios premium tendrán acceso a un mayor número de juegos de la biblioteca. El usuario premium tendrá acceso anticipado a los juegos nuevos.</text:p>
      <text:p text:style-name="P8"/>
      <text:p text:style-name="P16"><text:span text:style-name="T7">T</text:span><text:span text:style-name="T8">ambién,</text:span><text:span text:style-name="T7"> deberán darse de alta en el portal aportando un </text:span><text:span text:style-name="T18">nombre,</text:span><text:span text:style-name="T7"> </text:span><text:span text:style-name="T18">usuario, contraseña, correo electrónico, edad. </text:span><text:span text:style-name="T7">Una vez registrados, se podrá acceder a la web mediante un login de </text:span><text:span text:style-name="T18">usuario y contraseña.</text:span></text:p>
      <text:p text:style-name="P5"><text:span text:style-name="T17"/></text:p>
      <text:p text:style-name="P22"><text:span text:style-name="T17">Los juegos </text:span><text:span text:style-name="T10">serán de dos tipos, premium o normales, los usuarios normales solo podrán tener acceso a los normales, los premium podrán jugar a todos, tanto premium como normales.</text:span></text:p>
      <text:p text:style-name="P22"><text:span text:style-name="T10"/></text:p>
      <text:p text:style-name="P23"><text:span text:style-name="T10">Cuando un usuario acceda al juego podrá consultarlo, puntuarlo, poner un comentario o jugar al juego.</text:span></text:p>
      <text:p text:style-name="P23"><text:soft-page-break/><text:span text:style-name="T10"/></text:p>
      <text:p text:style-name="P17"><text:span text:style-name="T12">DIAPOSITIVA 4, </text:span><text:span text:style-name="T13">I</text:span><text:span text:style-name="T15">nformación necesaria en la BD</text:span><text:span text:style-name="T12"> →</text:span><text:span text:style-name="T14"> Habla X</text:span></text:p>
      <text:p text:style-name="P17"><text:span text:style-name="T14"/></text:p>
      <text:p text:style-name="P24"><text:span text:style-name="T2">A continuación, </text:span><text:span text:style-name="T5">os indicaré </text:span><text:span text:style-name="T2"><text:s/>la información que es necesari</text:span><text:span text:style-name="T5">a</text:span><text:span text:style-name="T2"> almacenar en la base de datos </text:span><text:span text:style-name="T5">de una forma algo resumida ya que hay muchos campos:</text:span></text:p>
      <text:p text:style-name="P12"/>
      <text:list xml:id="list1927489835" text:style-name="WWNum1">
        <text:list-item>
          <text:p text:style-name="P1"><text:span text:style-name="T27">Información relativa al </text:span>Usuario</text:p>
        </text:list-item>
      </text:list>
      <text:p text:style-name="P3">ID_usuario, Nombre, Contraseña, Imagen, Correo, ¿Suscrito?, Fecha_nacimiento.</text:p>
      <text:list xml:id="list181924887784069" text:continue-numbering="true" text:style-name="WWNum1">
        <text:list-item>
          <text:p text:style-name="P1"><text:span text:style-name="T29">Información relativa a los </text:span>Juegos</text:p>
        </text:list-item>
      </text:list>
      <text:p text:style-name="P3">ID_juego, Puntuación_1_S, Puntuación_2_S ..., <text:s/>Título, Autor, Año_lanzamiento <text:span text:style-name="T28">entre otros campos.</text:span></text:p>
      <text:list xml:id="list181924011346508" text:continue-numbering="true" text:style-name="WWNum1">
        <text:list-item>
          <text:p text:style-name="P1">Comentarios</text:p>
        </text:list-item>
      </text:list>
      <text:p text:style-name="P3">ID_Comentario,ID_usuario, nombre_usuario, votos_positivos, votos_negativos, Hora y fecha, Cabecera, Texto, ¿Recomendado(si/no)?.</text:p>
      <text:list xml:id="list181923757234144" text:continue-numbering="true" text:style-name="WWNum1">
        <text:list-item>
          <text:p text:style-name="P1">Info_usuario_juego</text:p>
        </text:list-item>
      </text:list>
      <text:p text:style-name="P3">ID_info, ID_juego, ID_usuario, Horas_juego_usuario, Favorito, Ha_puntuado.</text:p>
      <text:p text:style-name="P3"/>
      <text:list xml:id="list181923678494106" text:continue-numbering="true" text:style-name="WWNum1">
        <text:list-item>
          <text:p text:style-name="P1">Usuario_genero_horas</text:p>
        </text:list-item>
      </text:list>
      <text:p text:style-name="P3">ID_genero, ID_usuario, Acción, Aventura, Carreras, Casual, Deportes, Estrategia, Indie, Multijugador masivo, Rol, Simulaciones.</text:p>
      <text:p text:style-name="P3"/>
      <text:list xml:id="list181923931830938" text:continue-numbering="true" text:style-name="WWNum1">
        <text:list-item>
          <text:p text:style-name="P1">Juego_genero</text:p>
        </text:list-item>
      </text:list>
      <text:p text:style-name="P3">ID_genero, ID_juego, , Acción, Aventura, Carreras, Casual, Deportes, Estrategia, Indie, Multijugador masivo, Rol, Simulaciones.</text:p>
      <text:p text:style-name="P3"/>
      <text:list xml:id="list181923962696456" text:continue-numbering="true" text:style-name="WWNum1">
        <text:list-item>
          <text:p text:style-name="P2">Juego_pegi</text:p>
        </text:list-item>
      </text:list>
      <text:p text:style-name="P4"><text:span text:style-name="T19">ID_pegi, ID_juego, Pegi_3, Pegi₇… , <text:s/>Violencia, Mal_lenguaje, Miedo, Juegos_azar, Sexo, Drogas, Discriminación.</text:span></text:p>
      <text:p text:style-name="P4"><text:span text:style-name="T19"/></text:p>
      <text:p text:style-name="P25"><text:span text:style-name="T12">DIAPOSITIVA 5, </text:span><text:span text:style-name="T13">M</text:span><text:span text:style-name="T16">odelo Entidad Relación</text:span><text:span text:style-name="T12"> →</text:span><text:span text:style-name="T14"> Habla X</text:span></text:p>
      <text:p text:style-name="P26"><text:span text:style-name="T33"/></text:p>
      <text:p text:style-name="P26"><text:span text:style-name="T33">El modelo entidad relación es una</text:span><text:span text:style-name="Strong_20_Emphasis"><text:span text:style-name="T36"> </text:span></text:span><text:span text:style-name="Strong_20_Emphasis"><text:span text:style-name="T35">herramienta</text:span></text:span><text:span text:style-name="Strong_20_Emphasis"><text:span text:style-name="T33"> </text:span></text:span><text:span text:style-name="T33">que permite representar de manera simplificada los componentes que participan </text:span><text:span text:style-name="T34">en una base de datos, como las personas, objetos y relaciones.</text:span></text:p>
      <text:p text:style-name="P26"><text:span text:style-name="T34"/></text:p>
      <text:p text:style-name="P27"><text:span text:style-name="T32">Nosotros como podéis ver en pantalla, hemos desarrollado este esquema…</text:span></text:p>
      <text:p text:style-name="P28"><text:span text:style-name="T32">(Se explica de forma general e intuitiva el modelo ED)</text:span></text:p>
      <text:p text:style-name="P27"><text:span text:style-name="T3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Roboto" svg:font-family="Roboto, apple-system, BlinkMacSystemFont, 'Segoe UI', 'Helvetica Neue', Arial, sans-serif"/>
    <style:font-face style:name="SFCompactDisplay-Medium" svg:font-family="SFCompactDisplay-Medium, sans-serif"/>
    <style:font-face style:name="SFCompactDisplay-SemiBold" svg:font-family="SFCompactDisplay-SemiBold, sans-serif"/>
    <style:font-face style:name="apple-system" svg:font-family="apple-system, BlinkMacSystemFont, 'Segoe UI', Roboto, Oxygen, Ubuntu, Cantarell, 'Open Sans', 'Helvetica Neue', sans-serif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aira SemiCondensed Medium" svg:font-family="'Saira SemiCondensed Mediu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7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7.5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Saira SemiCondensed Medium" style:font-family-complex="'Saira SemiCondensed Medium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3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3.5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Saira SemiCondensed Medium" style:font-family-complex="'Saira SemiCondensed Medium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713cm" fo:margin-bottom="0cm" loext:contextual-spacing="false" style:line-height-at-least="0.353cm" fo:text-align="start" style:justify-single-word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3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3.5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1" style:display-name="TITLE_AND_TWO_COLUMNS~LT~Gliederung 1" style:family="paragraph" style:default-outline-level="">
      <style:paragraph-properties fo:margin-top="0.713cm" fo:margin-bottom="0cm" loext:contextual-spacing="false" style:line-height-at-least="0.353cm" fo:text-align="start" style:justify-single-word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3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3.5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7e_LT_7e_Gliederung_20_2" style:display-name="TITLE_AND_TWO_COLUMNS~LT~Gliederung 2" style:family="paragraph" style:parent-style-name="TITLE_5f_AND_5f_TWO_5f_COLUMNS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3" style:display-name="TITLE_AND_TWO_COLUMNS~LT~Gliederung 3" style:family="paragraph" style:parent-style-name="TITLE_5f_AND_5f_TWO_5f_COLUMNS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4" style:display-name="TITLE_AND_TWO_COLUMNS~LT~Gliederung 4" style:family="paragraph" style:parent-style-name="TITLE_5f_AND_5f_TWO_5f_COLUMNS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5" style:display-name="TITLE_AND_TWO_COLUMNS~LT~Gliederung 5" style:family="paragraph" style:parent-style-name="TITLE_5f_AND_5f_TWO_5f_COLUMNS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6" style:display-name="TITLE_AND_TWO_COLUMNS~LT~Gliederung 6" style:family="paragraph" style:parent-style-name="TITLE_5f_AND_5f_TWO_5f_COLUMNS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7" style:display-name="TITLE_AND_TWO_COLUMNS~LT~Gliederung 7" style:family="paragraph" style:parent-style-name="TITLE_5f_AND_5f_TWO_5f_COLUMNS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8" style:display-name="TITLE_AND_TWO_COLUMNS~LT~Gliederung 8" style:family="paragraph" style:parent-style-name="TITLE_5f_AND_5f_TWO_5f_COLUMNS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9" style:display-name="TITLE_AND_TWO_COLUMNS~LT~Gliederung 9" style:family="paragraph" style:parent-style-name="TITLE_5f_AND_5f_TWO_5f_COLUMNS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Titel" style:display-name="TITLE_AND_TWO_COLUMNS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7e_LT_7e_Untertitel" style:display-name="TITLE_AND_TWO_COLUMN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7e_LT_7e_Notizen" style:display-name="TITLE_AND_TWO_COLUMN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7e_LT_7e_Hintergrundobjekte" style:display-name="TITLE_AND_TWO_COLUMN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TWO_5f_COLUMNS_7e_LT_7e_Hintergrund" style:display-name="TITLE_AND_TWO_COLUMN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1_7e_LT_7e_Gliederung_20_1" style:display-name="TITLE_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7e_LT_7e_Gliederung_20_2" style:display-name="TITLE_1~LT~Gliederung 2" style:family="paragraph" style:parent-style-name="TITLE_5f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7e_LT_7e_Gliederung_20_3" style:display-name="TITLE_1~LT~Gliederung 3" style:family="paragraph" style:parent-style-name="TITLE_5f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7e_LT_7e_Gliederung_20_4" style:display-name="TITLE_1~LT~Gliederung 4" style:family="paragraph" style:parent-style-name="TITLE_5f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7e_LT_7e_Gliederung_20_5" style:display-name="TITLE_1~LT~Gliederung 5" style:family="paragraph" style:parent-style-name="TITLE_5f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6" style:display-name="TITLE_1~LT~Gliederung 6" style:family="paragraph" style:parent-style-name="TITLE_5f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7" style:display-name="TITLE_1~LT~Gliederung 7" style:family="paragraph" style:parent-style-name="TITLE_5f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8" style:display-name="TITLE_1~LT~Gliederung 8" style:family="paragraph" style:parent-style-name="TITLE_5f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9" style:display-name="TITLE_1~LT~Gliederung 9" style:family="paragraph" style:parent-style-name="TITLE_5f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Titel" style:display-name="TITLE_1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7e_LT_7e_Untertitel" style:display-name="TITLE_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7e_LT_7e_Notizen" style:display-name="TITLE_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7e_LT_7e_Hintergrundobjekte" style:display-name="TITLE_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1_7e_LT_7e_Hintergrund" style:display-name="TITLE_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1_5f_1_7e_LT_7e_Gliederung_20_1" style:display-name="TITLE_1_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5f_1_7e_LT_7e_Gliederung_20_2" style:display-name="TITLE_1_1~LT~Gliederung 2" style:family="paragraph" style:parent-style-name="TITLE_5f_1_5f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1_7e_LT_7e_Gliederung_20_3" style:display-name="TITLE_1_1~LT~Gliederung 3" style:family="paragraph" style:parent-style-name="TITLE_5f_1_5f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1_7e_LT_7e_Gliederung_20_4" style:display-name="TITLE_1_1~LT~Gliederung 4" style:family="paragraph" style:parent-style-name="TITLE_5f_1_5f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1_7e_LT_7e_Gliederung_20_5" style:display-name="TITLE_1_1~LT~Gliederung 5" style:family="paragraph" style:parent-style-name="TITLE_5f_1_5f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Gliederung_20_6" style:display-name="TITLE_1_1~LT~Gliederung 6" style:family="paragraph" style:parent-style-name="TITLE_5f_1_5f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Gliederung_20_7" style:display-name="TITLE_1_1~LT~Gliederung 7" style:family="paragraph" style:parent-style-name="TITLE_5f_1_5f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Gliederung_20_8" style:display-name="TITLE_1_1~LT~Gliederung 8" style:family="paragraph" style:parent-style-name="TITLE_5f_1_5f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Gliederung_20_9" style:display-name="TITLE_1_1~LT~Gliederung 9" style:family="paragraph" style:parent-style-name="TITLE_5f_1_5f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Titel" style:display-name="TITLE_1_1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5f_1_7e_LT_7e_Untertitel" style:display-name="TITLE_1_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5f_1_7e_LT_7e_Notizen" style:display-name="TITLE_1_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5f_1_7e_LT_7e_Hintergrundobjekte" style:display-name="TITLE_1_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1_5f_1_7e_LT_7e_Hintergrund" style:display-name="TITLE_1_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BODY_7e_LT_7e_Gliederung_20_1" style:display-name="TITLE_AND_BOD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BLANK_5f_1_7e_LT_7e_Gliederung_20_1" style:display-name="BLANK_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5f_1_7e_LT_7e_Gliederung_20_2" style:display-name="BLANK_1~LT~Gliederung 2" style:family="paragraph" style:parent-style-name="BLANK_5f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5f_1_7e_LT_7e_Gliederung_20_3" style:display-name="BLANK_1~LT~Gliederung 3" style:family="paragraph" style:parent-style-name="BLANK_5f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5f_1_7e_LT_7e_Gliederung_20_4" style:display-name="BLANK_1~LT~Gliederung 4" style:family="paragraph" style:parent-style-name="BLANK_5f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5f_1_7e_LT_7e_Gliederung_20_5" style:display-name="BLANK_1~LT~Gliederung 5" style:family="paragraph" style:parent-style-name="BLANK_5f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Gliederung_20_6" style:display-name="BLANK_1~LT~Gliederung 6" style:family="paragraph" style:parent-style-name="BLANK_5f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Gliederung_20_7" style:display-name="BLANK_1~LT~Gliederung 7" style:family="paragraph" style:parent-style-name="BLANK_5f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Gliederung_20_8" style:display-name="BLANK_1~LT~Gliederung 8" style:family="paragraph" style:parent-style-name="BLANK_5f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Gliederung_20_9" style:display-name="BLANK_1~LT~Gliederung 9" style:family="paragraph" style:parent-style-name="BLANK_5f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Titel" style:display-name="BLANK_1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5f_1_7e_LT_7e_Untertitel" style:display-name="BLANK_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5f_1_7e_LT_7e_Notizen" style:display-name="BLANK_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5f_1_7e_LT_7e_Hintergrundobjekte" style:display-name="BLANK_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BLANK_5f_1_7e_LT_7e_Hintergrund" style:display-name="BLANK_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TWO_5f_COLUMNS_5f_1_7e_LT_7e_Gliederung_20_1" style:display-name="TITLE_AND_TWO_COLUMNS_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5f_1_7e_LT_7e_Gliederung_20_2" style:display-name="TITLE_AND_TWO_COLUMNS_1~LT~Gliederung 2" style:family="paragraph" style:parent-style-name="TITLE_5f_AND_5f_TWO_5f_COLUMNS_5f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5f_1_7e_LT_7e_Gliederung_20_3" style:display-name="TITLE_AND_TWO_COLUMNS_1~LT~Gliederung 3" style:family="paragraph" style:parent-style-name="TITLE_5f_AND_5f_TWO_5f_COLUMNS_5f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5f_1_7e_LT_7e_Gliederung_20_4" style:display-name="TITLE_AND_TWO_COLUMNS_1~LT~Gliederung 4" style:family="paragraph" style:parent-style-name="TITLE_5f_AND_5f_TWO_5f_COLUMNS_5f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5f_1_7e_LT_7e_Gliederung_20_5" style:display-name="TITLE_AND_TWO_COLUMNS_1~LT~Gliederung 5" style:family="paragraph" style:parent-style-name="TITLE_5f_AND_5f_TWO_5f_COLUMNS_5f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Gliederung_20_6" style:display-name="TITLE_AND_TWO_COLUMNS_1~LT~Gliederung 6" style:family="paragraph" style:parent-style-name="TITLE_5f_AND_5f_TWO_5f_COLUMNS_5f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Gliederung_20_7" style:display-name="TITLE_AND_TWO_COLUMNS_1~LT~Gliederung 7" style:family="paragraph" style:parent-style-name="TITLE_5f_AND_5f_TWO_5f_COLUMNS_5f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Gliederung_20_8" style:display-name="TITLE_AND_TWO_COLUMNS_1~LT~Gliederung 8" style:family="paragraph" style:parent-style-name="TITLE_5f_AND_5f_TWO_5f_COLUMNS_5f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Gliederung_20_9" style:display-name="TITLE_AND_TWO_COLUMNS_1~LT~Gliederung 9" style:family="paragraph" style:parent-style-name="TITLE_5f_AND_5f_TWO_5f_COLUMNS_5f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Titel" style:display-name="TITLE_AND_TWO_COLUMNS_1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5f_1_7e_LT_7e_Untertitel" style:display-name="TITLE_AND_TWO_COLUMNS_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5f_1_7e_LT_7e_Notizen" style:display-name="TITLE_AND_TWO_COLUMNS_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5f_1_7e_LT_7e_Hintergrundobjekte" style:display-name="TITLE_AND_TWO_COLUMNS_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TWO_5f_COLUMNS_5f_1_7e_LT_7e_Hintergrund" style:display-name="TITLE_AND_TWO_COLUMNS_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ONLY_7e_LT_7e_Gliederung_20_1" style:display-name="TITLE_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ONLY_7e_LT_7e_Hintergrund" style:display-name="TITLE_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CAPTION_5f_ONLY_7e_LT_7e_Gliederung_20_1" style:display-name="CAPTION_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CAPTION_5f_ONLY_7e_LT_7e_Gliederung_20_2" style:display-name="CAPTION_ONLY~LT~Gliederung 2" style:family="paragraph" style:parent-style-name="CAPTION_5f_ONLY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APTION_5f_ONLY_7e_LT_7e_Gliederung_20_3" style:display-name="CAPTION_ONLY~LT~Gliederung 3" style:family="paragraph" style:parent-style-name="CAPTION_5f_ONLY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APTION_5f_ONLY_7e_LT_7e_Gliederung_20_4" style:display-name="CAPTION_ONLY~LT~Gliederung 4" style:family="paragraph" style:parent-style-name="CAPTION_5f_ONLY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APTION_5f_ONLY_7e_LT_7e_Gliederung_20_5" style:display-name="CAPTION_ONLY~LT~Gliederung 5" style:family="paragraph" style:parent-style-name="CAPTION_5f_ONLY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6" style:display-name="CAPTION_ONLY~LT~Gliederung 6" style:family="paragraph" style:parent-style-name="CAPTION_5f_ONLY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7" style:display-name="CAPTION_ONLY~LT~Gliederung 7" style:family="paragraph" style:parent-style-name="CAPTION_5f_ONLY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8" style:display-name="CAPTION_ONLY~LT~Gliederung 8" style:family="paragraph" style:parent-style-name="CAPTION_5f_ONLY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9" style:display-name="CAPTION_ONLY~LT~Gliederung 9" style:family="paragraph" style:parent-style-name="CAPTION_5f_ONLY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Titel" style:display-name="CAPTION_ONLY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CAPTION_5f_ONLY_7e_LT_7e_Untertitel" style:display-name="CAPTION_ONL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CAPTION_5f_ONLY_7e_LT_7e_Notizen" style:display-name="CAPTION_ONL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CAPTION_5f_ONLY_7e_LT_7e_Hintergrundobjekte" style:display-name="CAPTION_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CAPTION_5f_ONLY_7e_LT_7e_Hintergrund" style:display-name="CAPTION_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7-18T18:19:23.277000000</dc:date>
    <meta:editing-duration>PT59M33S</meta:editing-duration>
    <meta:editing-cycles>21</meta:editing-cycles>
    <meta:document-statistic meta:table-count="0" meta:image-count="0" meta:object-count="0" meta:page-count="2" meta:paragraph-count="38" meta:word-count="518" meta:character-count="3397" meta:non-whitespace-character-count="2923"/>
  </office:meta>
</office:document-meta>
</file>